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master-page-name="Standard">
      <style:paragraph-properties style:page-number="auto" fo:break-before="page"/>
    </style:style>
    <style:style style:name="P2" style:family="paragraph" style:parent-style-name="Standard">
      <style:text-properties fo:font-size="11.8999996185303pt" officeooo:rsid="00130a58" officeooo:paragraph-rsid="00130a58" style:font-size-asian="11.8999996185303pt" style:font-size-complex="11.899999618530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Wstęp</text:h>
      <text:p text:style-name="P2">Pomysł na logikę rozmytą zrodził się w 1960 r na Uniwersytecie Kalifornijskim w Berkley. Została ona zaproponowana przez Dr Lotfi Zadecha, który pracował nad problemem rozumienia naturalnego języka przez komputer. Naturalny język, podobnie jak praktycznie wszystko w otaczającym nas świecie ciężko jest przetłumaczyć na komputerowe 0/1. Samo pytanie czy wszystko da się wytłumaczyć binarnie jest czysto filozoficzne, choć zazwyczaj dane które mamy do przetworzenia dostajemy już w tej postaci z innego, elektronicznego źródła. </text:p>
      <text:p text:style-name="P2"/>
      <text:p text:style-name="P2">Logika rozmyta do pojęć prawdy i fałszu dodaje również całą gamę wartości pośrednich. Takie podejście znane było już wcześniej w logice trójwarościowiej Łukasiewicza (L3) [1], podobne próby podejmował również Clarence Lewis. Trzecim stanem w logice Łukasiewicza był stan nieznany (0.5). Lotfi ten pomysł rozwinął na całą przestrzeń wartości &lt;0,1&gt;. </text:p>
      <text:p text:style-name="P2"/>
      <text:p text:style-name="P2">W logice rozmytej wartości 0 i 1 stanowią ekstremalne przypadki prawdy (albo stanu ważności, faktu), może ona jednak przybierać dowolne wartości ze zbioru &lt;0,1&gt; co daje możliwość stwierdzenia, że coś jest jednocześnie np. w 0.7 wysokie i w 0.3 ciepłe. Jest to bardzo bliskie naszemu naturalnemu procesowi myślowemu, gdzie nic nigdy nie jest do końca czarne ani białe. Logika rozmyta nie wyklucza swoim istnieniem logiki binarnej, jest jedynie jej uogólnieniem. Prawa, które nią rządzą dają się zaaplikować do logiki Boole'a dlatego, że w zadbano o zachowanie praw Augusta De Morgana [2].</text:p>
      <text:p text:style-name="P2"/>
      <text:p text:style-name="P2">Logika rozmyta rozpoczyna się od wykreowania reguł spisanych w naturalnym języku. System rozmyty konwertuje te reguły do ich matematycznego odpowiednika na podstawie odpowiedniego modelu rozmytego. Upraszcza to w dużej mierze pracę projektanta takiego systemu, ponieważ reprezentacja rozwiązania problemu jest bardzo czytelna dla człowieka. Również rezultaty prac takiego systemu są celniejsze niż te z systemów opartych na logice dwuwartościowej, ponieważ system pracuje w rzeczywistym świecie, gdzie rozmycie wartości wejściowych i wyjściowych jest czymś naturalnym. Kolejnym plusem logiki rozmytej jest jej prostota i elastyczność. Może ona rozwiązywać problemy na podstawie niekompletnych, niedokładnych danych. Może też modelować nieliniowe funkcje o dużej złożoności. Przydaje się to szczególnie w przypadkach, gdy mamy do czynienia ze środowiskiem, które może się zmieniać, ponieważ przeprojektowanie modelu funkcji rozmytych nie wymaga wiedzy na temat złożoności algorytmicznej problemu, </text:p>
      <text:p text:style-name="P2">tylko wiedzy eksperckiej - reguły wyrażamy w czytelnym naturalnym języku. </text:p>
      <text:p text:style-name="P2"/>
      <text:p text:style-name="P2">W praktyce można niewielkim nakładem prac napisać system, który będzie obsługiwał każdy przypadek danych wejściowych. Teoria zbiorów rozmytych cieszy się dość dużą popularnością w dziedzinach związanych ze sterowaniem oraz przetwarzaniem języka. Produkowane są mikroprocesory których rozkazy projektowane są pod przetwarzanie rozmyte. Powstało do tego czasu kilka sposobów reprezentacji wiedzy systemu rozmytego. Jednym z nich jest FCL.</text:p>
      <text:p text:style-name="P2"/>
      <text:p text:style-name="P2">Fuzzy Control Language (FCL) jest językiem który został ustandaryzowany przez Międzynarodową Komisję Elektrotechniczną (IEC) w dokumencie IEC 61131-7. Język ten nie zawiera żadnych funkcjonalności nie związanych z logiką rozmytą, co sprawia, że nie da się w nim napisać najprostszego programu który da jakiekolwiek rezultaty (np "Hello World"). Może on być jednak częścią większego programu. Biblioteka napisana przeze mnie w języku Java ma na celu interpretację pliku skryptowego FCL i jego reprezentację w postaci struktury powiązanych obiektów. Do biblioteki dołączyłem aplikację webową, która jest środowiskiem IDE do języka FCL. Można ją wykorzystać do sterowania inną aplikacją, która np. modeluje problem. Aplikacja pozwala na ukazanie wewnętrznych mechanizmów zaprojektowanego systemu rozmyte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22:58:43.284151285</meta:creation-date>
    <meta:generator>LibreOffice/4.4.2.2$Linux_X86_64 LibreOffice_project/40m0$Build-2</meta:generator>
    <dc:date>2015-08-11T09:09:20.664714743</dc:date>
    <meta:editing-duration>PT59M23S</meta:editing-duration>
    <meta:editing-cycles>7</meta:editing-cycles>
    <meta:document-statistic meta:table-count="0" meta:image-count="0" meta:object-count="0" meta:page-count="1" meta:paragraph-count="8" meta:word-count="516" meta:character-count="3775" meta:non-whitespace-character-count="3263"/>
  </office:meta>
</office:document-meta>
</file>